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mage avail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sensor and date to be added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r meanwhile u can order na files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3"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3"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striped 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3"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3"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3"/>
          <table:table-cell office:value-type="string" calcext:value-type="string">
            <text:p>na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12:27:04.155314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2:14:55.913606165</meta:creation-date>
    <dc:date>2014-06-18T12:37:25.084671120</dc:date>
    <meta:editing-duration>P0D</meta:editing-duration>
    <meta:editing-cycles>2</meta:editing-cycles>
    <meta:generator>LibreOffice/4.2.3.3$Linux_X86_64 LibreOffice_project/420m0$Build-3</meta:generator>
    <meta:document-statistic meta:table-count="1" meta:cell-count="52" meta:object-count="0"/>
  </office:meta>
</office:document-meta>
</file>